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b2317" officeooo:paragraph-rsid="001b2317" style:font-weight-asian="bold" style:font-weight-complex="bold"/>
    </style:style>
    <style:style style:name="P2" style:family="paragraph" style:parent-style-name="Standard">
      <style:text-properties fo:font-weight="bold" officeooo:rsid="0046d968" officeooo:paragraph-rsid="0046d968" style:font-weight-asian="bold" style:font-weight-complex="bold"/>
    </style:style>
    <style:style style:name="P3" style:family="paragraph" style:parent-style-name="Standard">
      <style:text-properties fo:font-weight="bold" officeooo:rsid="00570fd5" officeooo:paragraph-rsid="00570fd5" style:font-weight-asian="bold" style:font-weight-complex="bold"/>
    </style:style>
    <style:style style:name="P4" style:family="paragraph" style:parent-style-name="Standard">
      <style:text-properties fo:font-weight="bold" officeooo:rsid="005c469d" officeooo:paragraph-rsid="005c469d" style:font-weight-asian="bold" style:font-weight-complex="bold"/>
    </style:style>
    <style:style style:name="P5" style:family="paragraph" style:parent-style-name="Standard">
      <style:text-properties fo:font-weight="normal" officeooo:rsid="00192aff" officeooo:paragraph-rsid="00192aff" style:font-weight-asian="normal" style:font-weight-complex="normal"/>
    </style:style>
    <style:style style:name="P6" style:family="paragraph" style:parent-style-name="Standard">
      <style:text-properties fo:font-weight="normal" officeooo:rsid="003f8b20" officeooo:paragraph-rsid="003f8b20" style:font-weight-asian="normal" style:font-weight-complex="normal"/>
    </style:style>
    <style:style style:name="P7" style:family="paragraph" style:parent-style-name="Standard">
      <style:text-properties fo:font-weight="normal" officeooo:rsid="00401c02" officeooo:paragraph-rsid="00401c02" style:font-weight-asian="normal" style:font-weight-complex="normal"/>
    </style:style>
    <style:style style:name="P8" style:family="paragraph" style:parent-style-name="Standard">
      <style:text-properties fo:font-weight="normal" officeooo:rsid="00428f9c" officeooo:paragraph-rsid="00428f9c" style:font-weight-asian="normal" style:font-weight-complex="normal"/>
    </style:style>
    <style:style style:name="P9" style:family="paragraph" style:parent-style-name="Standard">
      <style:text-properties fo:font-weight="normal" officeooo:rsid="004cb212" officeooo:paragraph-rsid="004cb212" style:font-weight-asian="normal" style:font-weight-complex="normal"/>
    </style:style>
    <style:style style:name="P10" style:family="paragraph" style:parent-style-name="Standard">
      <style:text-properties fo:font-weight="normal" officeooo:rsid="005fed14" officeooo:paragraph-rsid="005fed14" style:font-weight-asian="normal" style:font-weight-complex="normal"/>
    </style:style>
    <style:style style:name="P11" style:family="paragraph" style:parent-style-name="Standard">
      <style:text-properties fo:font-style="italic" fo:font-weight="normal" officeooo:rsid="001a26b6" officeooo:paragraph-rsid="001a26b6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413190" officeooo:paragraph-rsid="00413190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officeooo:rsid="003ab1fb" officeooo:paragraph-rsid="003ab1fb" style:font-style-asian="italic" style:font-style-complex="italic"/>
    </style:style>
    <style:style style:name="P14" style:family="paragraph" style:parent-style-name="Standard">
      <style:text-properties fo:font-style="normal" style:text-underline-style="none" fo:font-weight="normal" officeooo:rsid="002bef86" officeooo:paragraph-rsid="002bef86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2c79dd" officeooo:paragraph-rsid="002c79dd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2fc396" officeooo:paragraph-rsid="002fc396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3081b7" officeooo:paragraph-rsid="003081b7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bold" officeooo:rsid="0032703b" officeooo:paragraph-rsid="0032703b" style:font-style-asian="normal" style:font-weight-asian="bold" style:font-style-complex="normal" style:font-weight-complex="bold"/>
    </style:style>
    <style:style style:name="P19" style:family="paragraph" style:parent-style-name="Standard">
      <style:text-properties officeooo:paragraph-rsid="001acb7a"/>
    </style:style>
    <style:style style:name="P20" style:family="paragraph" style:parent-style-name="Standard">
      <style:text-properties officeooo:rsid="001b8956" officeooo:paragraph-rsid="001b8956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04cb212" officeooo:paragraph-rsid="004cb212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4f91a8" officeooo:paragraph-rsid="004f91a8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5c469d" officeooo:paragraph-rsid="005c469d" style:font-weight-asian="bold" style:font-weight-complex="bold"/>
    </style:style>
    <style:style style:name="P24" style:family="paragraph" style:parent-style-name="Standard">
      <style:text-properties officeooo:rsid="003c3f33" officeooo:paragraph-rsid="003c3f33"/>
    </style:style>
    <style:style style:name="P25" style:family="paragraph" style:parent-style-name="Standard">
      <style:text-properties officeooo:paragraph-rsid="00463a9a"/>
    </style:style>
    <style:style style:name="P26" style:family="paragraph" style:parent-style-name="Standard">
      <style:text-properties officeooo:rsid="00487030" officeooo:paragraph-rsid="00487030"/>
    </style:style>
    <style:style style:name="P27" style:family="paragraph" style:parent-style-name="Standard">
      <style:text-properties officeooo:rsid="005174b6" officeooo:paragraph-rsid="005174b6"/>
    </style:style>
    <style:style style:name="P28" style:family="paragraph" style:parent-style-name="Standard">
      <style:text-properties officeooo:rsid="0053e8c5" officeooo:paragraph-rsid="0053e8c5"/>
    </style:style>
    <style:style style:name="P29" style:family="paragraph" style:parent-style-name="Table_20_Contents">
      <style:text-properties officeooo:rsid="0058f2de" officeooo:paragraph-rsid="0058f2de"/>
    </style:style>
    <style:style style:name="P30" style:family="paragraph" style:parent-style-name="Table_20_Contents">
      <style:text-properties style:text-underline-style="solid" style:text-underline-width="auto" style:text-underline-color="font-color" officeooo:rsid="0058f2de" officeooo:paragraph-rsid="0058f2de"/>
    </style:style>
    <style:style style:name="P31" style:family="paragraph" style:parent-style-name="Standard">
      <style:text-properties fo:font-style="normal" fo:font-weight="normal" officeooo:rsid="001acb7a" officeooo:paragraph-rsid="001acb7a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1b2317" officeooo:paragraph-rsid="001b2317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1b8956" officeooo:paragraph-rsid="001b8956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1bf461" officeooo:paragraph-rsid="001bf461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1d05c5" officeooo:paragraph-rsid="001d05c5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1d603c" officeooo:paragraph-rsid="001d603c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1df863" officeooo:paragraph-rsid="001df863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1e419d" officeooo:paragraph-rsid="001e419d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1eb3d0" officeooo:paragraph-rsid="001eb3d0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216785" officeooo:paragraph-rsid="00216785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bold" officeooo:rsid="001d05c5" officeooo:paragraph-rsid="001d05c5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style:text-underline-style="solid" style:text-underline-width="auto" style:text-underline-color="font-color" fo:font-weight="normal" officeooo:rsid="0021e20e" officeooo:paragraph-rsid="0021e20e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style:text-underline-style="solid" style:text-underline-width="auto" style:text-underline-color="font-color" fo:font-weight="normal" officeooo:rsid="00263d1f" officeooo:paragraph-rsid="00263d1f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style:text-underline-style="solid" style:text-underline-width="auto" style:text-underline-color="font-color" fo:font-weight="normal" officeooo:rsid="0028364e" officeooo:paragraph-rsid="0028364e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solid" style:text-underline-width="auto" style:text-underline-color="font-color" fo:font-weight="normal" officeooo:rsid="007004c3" officeooo:paragraph-rsid="007004c3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solid" style:text-underline-width="auto" style:text-underline-color="font-color" fo:font-weight="normal" officeooo:rsid="00704da6" officeooo:paragraph-rsid="007004c3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solid" style:text-underline-width="auto" style:text-underline-color="font-color" fo:font-weight="normal" officeooo:rsid="00732f09" officeooo:paragraph-rsid="00732f09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solid" style:text-underline-width="auto" style:text-underline-color="font-color" fo:font-weight="normal" officeooo:rsid="00739714" officeooo:paragraph-rsid="00739714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solid" style:text-underline-width="auto" style:text-underline-color="font-color" fo:font-weight="normal" officeooo:rsid="0074ad96" officeooo:paragraph-rsid="0074ad96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solid" style:text-underline-width="auto" style:text-underline-color="font-color" fo:font-weight="normal" officeooo:rsid="0074cfe2" officeooo:paragraph-rsid="0074cfe2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solid" style:text-underline-width="auto" style:text-underline-color="font-color" fo:font-weight="normal" officeooo:rsid="007598ed" officeooo:paragraph-rsid="007598ed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solid" style:text-underline-width="auto" style:text-underline-color="font-color" fo:font-weight="bold" officeooo:rsid="0074ad96" officeooo:paragraph-rsid="0074ad96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tyle="normal" style:text-underline-style="none" fo:font-weight="normal" officeooo:rsid="0021e20e" officeooo:paragraph-rsid="0021e20e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style:text-underline-style="none" fo:font-weight="normal" officeooo:rsid="0021f764" officeooo:paragraph-rsid="0021f764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style:text-underline-style="none" fo:font-weight="normal" officeooo:rsid="0025510b" officeooo:paragraph-rsid="0025510b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style:text-underline-style="none" fo:font-weight="normal" officeooo:rsid="00263d1f" officeooo:paragraph-rsid="00263d1f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style:text-underline-style="none" fo:font-weight="normal" officeooo:rsid="0028364e" officeooo:paragraph-rsid="0028364e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style:text-underline-style="none" fo:font-weight="normal" officeooo:rsid="0029c862" officeooo:paragraph-rsid="0029c862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style:text-underline-style="none" fo:font-weight="normal" officeooo:rsid="002bef86" officeooo:paragraph-rsid="002bef86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style:text-underline-style="none" fo:font-weight="normal" officeooo:rsid="0032703b" officeooo:paragraph-rsid="0032703b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style:text-underline-style="none" fo:font-weight="normal" officeooo:rsid="00333df4" officeooo:paragraph-rsid="00333df4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style:text-underline-style="none" fo:font-weight="normal" officeooo:rsid="0033578e" officeooo:paragraph-rsid="0033578e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style:text-underline-style="none" fo:font-weight="normal" officeooo:rsid="00346c13" officeooo:paragraph-rsid="00346c13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style:text-underline-style="none" fo:font-weight="normal" officeooo:rsid="0035b95d" officeooo:paragraph-rsid="0035b95d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style:text-underline-style="none" fo:font-weight="normal" officeooo:rsid="00369986" officeooo:paragraph-rsid="00369986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style:text-underline-style="none" fo:font-weight="normal" officeooo:rsid="003897b4" officeooo:paragraph-rsid="003897b4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style:text-underline-style="none" fo:font-weight="normal" officeooo:rsid="00393846" officeooo:paragraph-rsid="00393846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style:text-underline-style="none" fo:font-weight="normal" officeooo:rsid="003ab1c0" officeooo:paragraph-rsid="003ab1c0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style:text-underline-style="none" fo:font-weight="normal" officeooo:rsid="003ab1c0" officeooo:paragraph-rsid="003ab1fb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style:text-underline-style="none" fo:font-weight="normal" officeooo:rsid="003ab1fb" officeooo:paragraph-rsid="003ab1fb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style:text-underline-style="none" fo:font-weight="normal" officeooo:rsid="003e98ff" officeooo:paragraph-rsid="003c3f33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style:text-underline-style="none" fo:font-weight="normal" officeooo:rsid="003f8b20" officeooo:paragraph-rsid="003f8b20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font-style="normal" style:text-underline-style="none" fo:font-weight="normal" officeooo:rsid="00400dab" officeooo:paragraph-rsid="00400dab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style:text-underline-style="none" fo:font-weight="normal" officeooo:rsid="00401c02" officeooo:paragraph-rsid="00401c02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style:text-underline-style="none" fo:font-weight="normal" officeooo:rsid="00428f9c" officeooo:paragraph-rsid="00428f9c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style:text-underline-style="none" fo:font-weight="normal" officeooo:rsid="00448eb0" officeooo:paragraph-rsid="00448eb0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style:text-underline-style="none" fo:font-weight="normal" officeooo:rsid="00463a9a" officeooo:paragraph-rsid="00463a9a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style:text-underline-style="none" fo:font-weight="normal" officeooo:rsid="0046d968" officeooo:paragraph-rsid="0046d968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style:text-underline-style="none" fo:font-weight="normal" officeooo:rsid="00487030" officeooo:paragraph-rsid="00487030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style:text-underline-style="none" fo:font-weight="normal" officeooo:rsid="0049e3c0" officeooo:paragraph-rsid="0049e3c0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style:text-underline-style="none" fo:font-weight="normal" officeooo:rsid="004cb212" officeooo:paragraph-rsid="004cb212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style:text-underline-style="none" fo:font-weight="normal" officeooo:rsid="004d88c1" officeooo:paragraph-rsid="004cb212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style:text-underline-style="none" fo:font-weight="normal" officeooo:rsid="004f91a8" officeooo:paragraph-rsid="004f91a8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style:text-underline-style="none" fo:font-weight="normal" officeooo:rsid="005174b6" officeooo:paragraph-rsid="005174b6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font-style="normal" style:text-underline-style="none" fo:font-weight="normal" officeooo:rsid="0052f430" officeooo:paragraph-rsid="0052f430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style="normal" style:text-underline-style="none" fo:font-weight="normal" officeooo:rsid="0053ddde" officeooo:paragraph-rsid="0053ddde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font-style="normal" style:text-underline-style="none" fo:font-weight="normal" officeooo:rsid="00558cd6" officeooo:paragraph-rsid="0053e8c5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style:text-underline-style="none" fo:font-weight="normal" officeooo:rsid="00570fd5" officeooo:paragraph-rsid="00570fd5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font-style="normal" style:text-underline-style="none" fo:font-weight="normal" officeooo:rsid="0058f2de" officeooo:paragraph-rsid="0058f2de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font-style="normal" style:text-underline-style="none" fo:font-weight="normal" officeooo:rsid="00597b24" officeooo:paragraph-rsid="00597b24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font-style="normal" style:text-underline-style="none" fo:font-weight="normal" officeooo:rsid="005aebc1" officeooo:paragraph-rsid="005aebc1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font-style="normal" style:text-underline-style="none" fo:font-weight="normal" officeooo:rsid="005c3ced" officeooo:paragraph-rsid="005c3ced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style:text-underline-style="none" fo:font-weight="normal" officeooo:rsid="005c469d" officeooo:paragraph-rsid="005c469d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style:text-underline-style="none" fo:font-weight="normal" officeooo:rsid="005fed14" officeooo:paragraph-rsid="005fed14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style:text-underline-style="none" fo:font-weight="normal" officeooo:rsid="00611643" officeooo:paragraph-rsid="00611643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style:text-underline-style="none" fo:font-weight="normal" officeooo:rsid="0062c9be" officeooo:paragraph-rsid="0062c9be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style:text-underline-style="none" fo:font-weight="normal" officeooo:rsid="0064a90e" officeooo:paragraph-rsid="0064a90e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style:text-underline-style="none" fo:font-weight="normal" officeooo:rsid="006685d4" officeooo:paragraph-rsid="006685d4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style:text-underline-style="none" fo:font-weight="normal" officeooo:rsid="0067c76a" officeooo:paragraph-rsid="0067c76a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style:text-underline-style="none" fo:font-weight="normal" officeooo:rsid="00690097" officeooo:paragraph-rsid="00690097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style:text-underline-style="none" fo:font-weight="normal" officeooo:rsid="0069f2f3" officeooo:paragraph-rsid="0069f2f3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style:text-underline-style="none" fo:font-weight="normal" officeooo:rsid="006ae117" officeooo:paragraph-rsid="006ae117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style:text-underline-style="none" fo:font-weight="normal" officeooo:rsid="006b724a" officeooo:paragraph-rsid="006b724a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style:text-underline-style="none" fo:font-weight="normal" officeooo:rsid="006bc4fb" officeooo:paragraph-rsid="006bc4fb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style:text-underline-style="none" fo:font-weight="normal" officeooo:rsid="006d5c31" officeooo:paragraph-rsid="006d5c31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style:text-underline-style="none" fo:font-weight="normal" officeooo:rsid="007004c3" officeooo:paragraph-rsid="007004c3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style:text-underline-style="none" fo:font-weight="normal" officeooo:rsid="00704da6" officeooo:paragraph-rsid="00704da6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style:text-underline-style="none" fo:font-weight="normal" officeooo:rsid="0070962b" officeooo:paragraph-rsid="0070962b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style:text-underline-style="none" fo:font-weight="normal" officeooo:rsid="0071fd73" officeooo:paragraph-rsid="0071fd73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style="normal" style:text-underline-style="none" fo:font-weight="bold" officeooo:rsid="002a2fe8" officeooo:paragraph-rsid="002a2fe8" style:font-style-asian="normal" style:font-weight-asian="bold" style:font-style-complex="normal" style:font-weight-complex="bold"/>
    </style:style>
    <style:style style:name="P111" style:family="paragraph" style:parent-style-name="Standard">
      <style:text-properties fo:font-style="normal" style:text-underline-style="none" fo:font-weight="bold" officeooo:rsid="00393846" officeooo:paragraph-rsid="00393846" style:font-style-asian="normal" style:font-weight-asian="bold" style:font-style-complex="normal" style:font-weight-complex="bold"/>
    </style:style>
    <style:style style:name="P112" style:family="paragraph" style:parent-style-name="Standard">
      <style:text-properties fo:font-style="normal" style:text-underline-style="none" fo:font-weight="bold" officeooo:rsid="003e98ff" officeooo:paragraph-rsid="003c3f33" style:font-style-asian="normal" style:font-weight-asian="bold" style:font-style-complex="normal" style:font-weight-complex="bold"/>
    </style:style>
    <style:style style:name="P113" style:family="paragraph" style:parent-style-name="Standard">
      <style:text-properties fo:font-style="normal" style:text-underline-style="none" fo:font-weight="bold" officeooo:rsid="00400dab" officeooo:paragraph-rsid="00400dab" style:font-style-asian="normal" style:font-weight-asian="bold" style:font-style-complex="normal" style:font-weight-complex="bold"/>
    </style:style>
    <style:style style:name="P114" style:family="paragraph" style:parent-style-name="Standard">
      <style:text-properties fo:font-style="normal" style:text-underline-style="none" fo:font-weight="bold" officeooo:rsid="0046d968" officeooo:paragraph-rsid="0046d968" style:font-style-asian="normal" style:font-weight-asian="bold" style:font-style-complex="normal" style:font-weight-complex="bold"/>
    </style:style>
    <style:style style:name="P115" style:family="paragraph" style:parent-style-name="Standard">
      <style:text-properties fo:font-style="normal" style:text-underline-style="none" fo:font-weight="bold" officeooo:rsid="0049e3c0" officeooo:paragraph-rsid="0049e3c0" style:font-style-asian="normal" style:font-weight-asian="bold" style:font-style-complex="normal" style:font-weight-complex="bold"/>
    </style:style>
    <style:style style:name="P116" style:family="paragraph" style:parent-style-name="Standard">
      <style:text-properties fo:font-style="normal" style:text-underline-style="none" fo:font-weight="bold" officeooo:rsid="004f91a8" officeooo:paragraph-rsid="004f91a8" style:font-style-asian="normal" style:font-weight-asian="bold" style:font-style-complex="normal" style:font-weight-complex="bold"/>
    </style:style>
    <style:style style:name="P117" style:family="paragraph" style:parent-style-name="Standard">
      <style:text-properties fo:font-style="normal" style:text-underline-style="none" fo:font-weight="bold" officeooo:rsid="00570fd5" officeooo:paragraph-rsid="00570fd5" style:font-style-asian="normal" style:font-weight-asian="bold" style:font-style-complex="normal" style:font-weight-complex="bold"/>
    </style:style>
    <style:style style:name="P118" style:family="paragraph" style:parent-style-name="Standard">
      <style:text-properties fo:font-style="normal" style:text-underline-style="none" fo:font-weight="bold" officeooo:rsid="00597b24" officeooo:paragraph-rsid="00597b24" style:font-style-asian="normal" style:font-weight-asian="bold" style:font-style-complex="normal" style:font-weight-complex="bold"/>
    </style:style>
    <style:style style:name="P119" style:family="paragraph" style:parent-style-name="Standard">
      <style:text-properties fo:font-style="normal" style:text-underline-style="none" fo:font-weight="bold" officeooo:rsid="0062ad1e" officeooo:paragraph-rsid="0062ad1e" style:font-style-asian="normal" style:font-weight-asian="bold" style:font-style-complex="normal" style:font-weight-complex="bold"/>
    </style:style>
    <style:style style:name="P120" style:family="paragraph" style:parent-style-name="Standard">
      <style:text-properties fo:font-style="normal" style:text-underline-style="none" fo:font-weight="bold" officeooo:rsid="0064a90e" officeooo:paragraph-rsid="0064a90e" style:font-style-asian="normal" style:font-weight-asian="bold" style:font-style-complex="normal" style:font-weight-complex="bold"/>
    </style:style>
    <style:style style:name="P121" style:family="paragraph" style:parent-style-name="Standard">
      <style:text-properties fo:font-style="normal" style:text-underline-style="none" fo:font-weight="bold" officeooo:rsid="0070962b" officeooo:paragraph-rsid="0070962b" style:font-style-asian="normal" style:font-weight-asian="bold" style:font-style-complex="normal" style:font-weight-complex="bold"/>
    </style:style>
    <style:style style:name="P122" style:family="paragraph" style:parent-style-name="Standard">
      <style:text-properties fo:font-style="italic" style:text-underline-style="none" fo:font-weight="normal" officeooo:rsid="00346c13" officeooo:paragraph-rsid="00346c13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71bd21" style:font-weight-asian="normal" style:font-weight-complex="normal"/>
    </style:style>
    <style:style style:name="T3" style:family="text">
      <style:text-properties fo:font-style="normal" fo:font-weight="bold" officeooo:rsid="001acb7a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acb7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b8956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5ccf2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5e10c7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acb7a" style:font-style-asian="normal" style:font-style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3e98ff" style:font-style-asian="normal" style:font-style-complex="normal"/>
    </style:style>
    <style:style style:name="T13" style:family="text">
      <style:text-properties fo:font-style="normal" style:text-underline-style="none" officeooo:rsid="00463a9a" style:font-style-asian="normal" style:font-style-complex="normal"/>
    </style:style>
    <style:style style:name="T14" style:family="text">
      <style:text-properties fo:font-style="normal" style:text-underline-style="none" officeooo:rsid="0049e3c0" style:font-style-asian="normal" style:font-style-complex="normal"/>
    </style:style>
    <style:style style:name="T15" style:family="text">
      <style:text-properties fo:font-style="normal" style:text-underline-style="none" officeooo:rsid="004d88c1" style:font-style-asian="normal" style:font-style-complex="normal"/>
    </style:style>
    <style:style style:name="T16" style:family="text">
      <style:text-properties fo:font-style="normal" style:text-underline-style="none" officeooo:rsid="00558cd6" style:font-style-asian="normal" style:font-style-complex="normal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448eb0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463a9a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46d968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4f91a8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558cd6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style:text-underline-style="none" fo:background-color="transparent" loext:char-shading-value="0" style:font-style-asian="normal" style:font-style-complex="normal"/>
    </style:style>
    <style:style style:name="T25" style:family="text">
      <style:text-properties fo:font-style="normal" fo:background-color="#ffff00" loext:char-shading-value="0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3ab1c0" style:font-weight-asian="normal" style:font-weight-complex="normal"/>
    </style:style>
    <style:style style:name="T30" style:family="text">
      <style:text-properties officeooo:rsid="002de5d1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officeooo:rsid="0031e4ab"/>
    </style:style>
    <style:style style:name="T33" style:family="text">
      <style:text-properties fo:font-style="italic" style:text-underline-style="none" style:font-style-asian="italic" style:font-style-complex="italic"/>
    </style:style>
    <style:style style:name="T3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6" style:family="text">
      <style:text-properties officeooo:rsid="0058f2de"/>
    </style:style>
    <style:style style:name="T37" style:family="text">
      <style:text-properties officeooo:rsid="007004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apter 1: Introduction</text:p>
      <text:p text:style-name="P5"/>
      <text:p text:style-name="P5"/>
      <text:p text:style-name="P11">Algorithmic analysis; importance, notation, relationships, and solving as many problems as possible</text:p>
      <text:p text:style-name="P11"/>
      <text:p text:style-name="P19"><text:span text:style-name="T3">Goal:</text:span><text:span text:style-name="T5"> Be able to find the complexity of any given algorithm (especially recursive functions)</text:span></text:p>
      <text:p text:style-name="P31"/>
      <text:p text:style-name="P31"/>
      <text:p text:style-name="P1"><text:span text:style-name="T10">1.</text:span><text:span text:style-name="T9">1 Variables</text:span></text:p>
      <text:p text:style-name="P32"/>
      <text:p text:style-name="P33">In mathematical equations; names that hold values (data)</text:p>
      <text:p text:style-name="P33"/>
      <text:p text:style-name="P20"><text:span text:style-name="T6"><text:tab/>x </text:span><text:span text:style-name="T4">= 2</text:span></text:p>
      <text:p text:style-name="P33"/>
      <text:p text:style-name="P33">The names are placeholders for representing data</text:p>
      <text:p text:style-name="P33"/>
      <text:p text:style-name="P34">Variables hold data in programming</text:p>
      <text:p text:style-name="P34"/>
      <text:p text:style-name="P41">1.2 Data Types</text:p>
      <text:p text:style-name="P35"/>
      <text:p text:style-name="P36">Data type – what kind of data the variable can hold</text:p>
      <text:p text:style-name="P36"/>
      <text:p text:style-name="P37"><text:tab/>integer, floating point, unit number, character, string, etc.</text:p>
      <text:p text:style-name="P37"/>
      <text:p text:style-name="P38">Computer memory is zeros and ones; but the solution to a problem is very difficult to write in this format.</text:p>
      <text:p text:style-name="P38"/>
      <text:p text:style-name="P39">Programming languages and compilers give us data types.</text:p>
      <text:p text:style-name="P39"/>
      <text:p text:style-name="P40">There are two kinds of data types:</text:p>
      <text:p text:style-name="P40"/>
      <text:p text:style-name="P40"><text:tab/>System-defined data types (also called Primitive data types)</text:p>
      <text:p text:style-name="P40"><text:tab/>User-defined data types</text:p>
      <text:p text:style-name="P40"/>
      <text:p text:style-name="P42">System Defined Data Types</text:p>
      <text:p text:style-name="P53"/>
      <text:p text:style-name="P54">Also called primitive data types</text:p>
      <text:p text:style-name="P54"/>
      <text:p text:style-name="P54">Most common: int, float, char, double, bool</text:p>
      <text:p text:style-name="P54"/>
      <text:p text:style-name="P55">The number of bits allocated for each type depend on the programming language, compiler and operating system</text:p>
      <text:p text:style-name="P55"/>
      <text:p text:style-name="P56">Data types can also have different sizes</text:p>
      <text:p text:style-name="P56"><text:tab/></text:p>
      <text:p text:style-name="P56"><text:tab/>16-bit int ranges -32,768 to 32,767</text:p>
      <text:p text:style-name="P56"><text:tab/>32-bit int ranges -2,147,483,548 to 2,147,483,647</text:p>
      <text:p text:style-name="P56"/>
      <text:p text:style-name="P43"/>
      <text:p text:style-name="P44"><text:soft-page-break/>User Defined Data Types</text:p>
      <text:p text:style-name="P57"/>
      <text:p text:style-name="P58">Useful when the system data types are not enough</text:p>
      <text:p text:style-name="P58"/>
      <text:p text:style-name="P58">Structures in C/C++ and classes in Java are good examples</text:p>
      <text:p text:style-name="P58"/>
      <text:p text:style-name="P110">1.3 Data Structures</text:p>
      <text:p text:style-name="P14"/>
      <text:p text:style-name="P14">A data structure is a particular way of storing and organizing data in a computer so that it can be used efficiently</text:p>
      <text:p text:style-name="P14"/>
      <text:p text:style-name="P15">Data structures are the mechanism for manipulating data to solve problems; <text:span text:style-name="T30">think of it as a special format for organizing and storing data</text:span></text:p>
      <text:p text:style-name="P15"/>
      <text:p text:style-name="P16">Examples include arrays, files, linked lists, stacks, queues, trees, graphs and so on</text:p>
      <text:p text:style-name="P16"/>
      <text:p text:style-name="P17">Often classified into two types:</text:p>
      <text:p text:style-name="P17"/>
      <text:p text:style-name="P17"><text:tab/><text:span text:style-name="T31">Linear Data Structures</text:span>: Elements are accessed in a sequential order but it is not compulsory to <text:tab/><text:tab/><text:tab/>store all elements sequentially. (Linked Lists, Stacks, Queues)</text:p>
      <text:p text:style-name="P17"/>
      <text:p text:style-name="P17"><text:tab/><text:span text:style-name="T31">Non-Linear Data Structures:</text:span> <text:span text:style-name="T32">Elements are stored/access in a non-linear order (Trees, Graphs)</text:span></text:p>
      <text:p text:style-name="P17"/>
      <text:p text:style-name="P18">1.4 Abstract Data Types (ADTs)</text:p>
      <text:p text:style-name="P60"/>
      <text:p text:style-name="P61">All primitive data types support basic operations such as addition and subtraction</text:p>
      <text:p text:style-name="P61"/>
      <text:p text:style-name="P62">For user-defined types we also need to define operations; in general user defined data types are defined along with their operations</text:p>
      <text:p text:style-name="P62"/>
      <text:p text:style-name="P63">Combine the data structures with their operations and we call this Abstract Data Types (ADTs)</text:p>
      <text:p text:style-name="P63"/>
      <text:p text:style-name="P122">ADTs have two parts:</text:p>
      <text:p text:style-name="P63">1. Declaration of data</text:p>
      <text:p text:style-name="P63">2. Declaration of operations</text:p>
      <text:p text:style-name="P63"/>
      <text:p text:style-name="P64">For example, Stacks use LIFO (last-in-first-out) mechanism for storing the data in data structures.</text:p>
      <text:p text:style-name="P64"/>
      <text:p text:style-name="P65">The last element inserted into the stack is the first element that gets deleted.</text:p>
      <text:p text:style-name="P65"/>
      <text:p text:style-name="P66">While defining ADTs do not worry about the implementation details; they come into the picture only when we want to use them. <text:s/>Different kinds of ADTs are suited to different kinds of applications, and some are highly specialized to specific tasks.</text:p>
      <text:p text:style-name="P66"/>
      <text:p text:style-name="P111">1.5 What is an Algorithm?</text:p>
      <text:p text:style-name="P67"/>
      <text:p text:style-name="P68">Algorithm is the step-by-step unambiguous instructions to solve a problem.</text:p>
      <text:p text:style-name="P68"/>
      <text:p text:style-name="P69"/>
      <text:p text:style-name="P13"><text:soft-page-break/><text:span text:style-name="T29">T</text:span><text:span text:style-name="T28">here are two main criteria for judging the merits of algorithms</text:span></text:p>
      <text:p text:style-name="P70">1. Correctness (right answer?)</text:p>
      <text:p text:style-name="P70">2. Efficiency (speed/memory)</text:p>
      <text:p text:style-name="P63"/>
      <text:p text:style-name="P24"><text:span text:style-name="T23">Note:</text:span><text:span text:style-name="T17"> we do not have to prove each step of the algorithms</text:span></text:p>
      <text:p text:style-name="P71"/>
      <text:p text:style-name="P112">1.6 Why the Analysis of Algorithms?</text:p>
      <text:p text:style-name="P6"><text:span text:style-name="T12">M</text:span><text:span text:style-name="T11">ultiple algorithms are available for solving the same problem; analysis helps us to determine which is most efficient in terms of time (to implement) and space consumed</text:span></text:p>
      <text:p text:style-name="P72"/>
      <text:p text:style-name="P113">1.7 Goal of the Analysis of Algorithms</text:p>
      <text:p text:style-name="P73"/>
      <text:p text:style-name="P7"><text:span text:style-name="T33">The main and important role </text:span><text:span text:style-name="T11">of the analysis of algorithms is to predict the performance of different algorithms in order to guide design decisions</text:span></text:p>
      <text:p text:style-name="P74"/>
      <text:p text:style-name="P12"><text:span text:style-name="T27">The goal</text:span><text:span text:style-name="T11"> is to compare algorithms (or solutions) mainly in terms of running time but also in terms of other factors (e.g. memory, developer effort, etc.)</text:span></text:p>
      <text:p text:style-name="P74"/>
      <text:p text:style-name="P8"><text:span text:style-name="T11">It is common to estimate complexity in </text:span><text:span text:style-name="T35">asymptotic sense</text:span><text:span text:style-name="T11"> (to estimate the complexity function for arbitrarily large input)</text:span></text:p>
      <text:p text:style-name="P75"/>
      <text:p text:style-name="P75">Donald Knuth coined “analysis of algorithms”</text:p>
      <text:p text:style-name="P75"/>
      <text:p text:style-name="P76">Algorithm analysis is important for “computational complexity theory” which provides theoretical estimation for the required resources of an algorithm to solve a specific computational problems</text:p>
      <text:p text:style-name="P76"/>
      <text:p text:style-name="P25"><text:span text:style-name="T18">U</text:span><text:span text:style-name="T19">sually, the efficiency or running time of an algorithm is stated as a function relating the input length to the number of steps, known as time complexity, or volume of memory, known as space complexity</text:span></text:p>
      <text:p text:style-name="P77"/>
      <text:p text:style-name="P77"/>
      <text:p text:style-name="P2"><text:span text:style-name="T13">1.</text:span><text:span text:style-name="T11">8 What is Running Time Analysis?</text:span></text:p>
      <text:p text:style-name="P114"/>
      <text:p text:style-name="P78">Running time analysis is the process of determining how processing time increasing as the size of the problem (input size) increases.</text:p>
      <text:p text:style-name="P78"/>
      <text:p text:style-name="P26"><text:span text:style-name="T20">I</text:span><text:span text:style-name="T17">nput size may be of different types depending on the problem type.</text:span></text:p>
      <text:p text:style-name="P79"/>
      <text:p text:style-name="P79">Common types of inputs:</text:p>
      <text:p text:style-name="P79"><text:tab/>Size of an array</text:p>
      <text:p text:style-name="P79"><text:tab/>Polynomial degree</text:p>
      <text:p text:style-name="P79"><text:tab/>Number of elements in a matrix</text:p>
      <text:p text:style-name="P79"><text:tab/>Number of bits in the binary representation of the input</text:p>
      <text:p text:style-name="P79"><text:tab/>Vertices and edges in a graph</text:p>
      <text:p text:style-name="P79"/>
      <text:p text:style-name="P115"/>
      <text:p text:style-name="P115"/>
      <text:p text:style-name="P115"/>
      <text:p text:style-name="P115"/>
      <text:p text:style-name="P115"/>
      <text:p text:style-name="P115"><text:soft-page-break/>1.9 How to Compare Algorithms</text:p>
      <text:p text:style-name="P80"/>
      <text:p text:style-name="P9"><text:span text:style-name="T14">O</text:span><text:span text:style-name="T11">bjective measures?</text:span></text:p>
      <text:p text:style-name="P81"/>
      <text:p text:style-name="P21"><text:span text:style-name="T11"><text:tab/></text:span><text:span text:style-name="T9">Execution Time:</text:span><text:span text:style-name="T11"> Not a good measure, varies by computer</text:span></text:p>
      <text:p text:style-name="P81"/>
      <text:p text:style-name="P21"><text:span text:style-name="T11"><text:tab/></text:span><text:span text:style-name="T9">Number of Statements Executed:</text:span><text:span text:style-name="T11"> Not a good measure, varies with the programming language <text:tab/>and the style of the individual programmer</text:span></text:p>
      <text:p text:style-name="P81"/>
      <text:p text:style-name="P21"><text:span text:style-name="T24"><text:tab/></text:span><text:span text:style-name="T25">Ideal Solution:</text:span><text:span text:style-name="T11"> Running time as a function of the input size n. Compare functions corresponding <text:tab/>to running times. </text:span><text:span text:style-name="T15">This is good, as it is independent of machine time, programming style, etc.</text:span></text:p>
      <text:p text:style-name="P82"/>
      <text:p text:style-name="P22"><text:span text:style-name="T15">1.</text:span><text:span text:style-name="T11">10 What is Rate of Growth?</text:span></text:p>
      <text:p text:style-name="P116"/>
      <text:p text:style-name="P83">Rate of growth is the rate at which running time increases as a function of input.</text:p>
      <text:p text:style-name="P83"/>
      <text:p text:style-name="P27"><text:span text:style-name="T21">I</text:span><text:span text:style-name="T17">f you were to but a car and a bicycle, and a friend asked what you were doing, you would say that you bought a car because the relative cost of the car compared to the bicycle is high.</text:span></text:p>
      <text:p text:style-name="P84"/>
      <text:p text:style-name="P85">Total Cost = cost_of_car + cost_of_bicycle</text:p>
      <text:p text:style-name="P85"/>
      <text:p text:style-name="P85">Total Cost = cost_of_car(approximation)</text:p>
      <text:p text:style-name="P85"/>
      <text:p text:style-name="P86">We can represent the cost of these two items as a function, and ignore the low order terms that are relatively insignificant (for large value of input size, n)</text:p>
      <text:p text:style-name="P86"/>
      <text:p text:style-name="P28"><text:span text:style-name="T17">n^4 + 2n^2 + 100n + 500 </text:span><text:span text:style-name="T34">approximates to</text:span><text:span text:style-name="T17"> n^4 </text:span><text:span text:style-name="T22">since n^4 is the highest rate of growth</text:span></text:p>
      <text:p text:style-name="P87"/>
      <text:p text:style-name="P3"><text:span text:style-name="T16">1.</text:span><text:span text:style-name="T11">11 Commonly Used Rates of Growth</text:span></text:p>
      <text:p text:style-name="P1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Time Complexity</text:p>
          </table:table-cell>
          <table:table-cell table:style-name="Table1.B1" office:value-type="string">
            <text:p text:style-name="P30">Name</text:p>
          </table:table-cell>
        </table:table-row>
        <table:table-row>
          <table:table-cell table:style-name="Table1.A2" office:value-type="string">
            <text:p text:style-name="P29">“1”</text:p>
          </table:table-cell>
          <table:table-cell table:style-name="Table1.B2" office:value-type="string">
            <text:p text:style-name="P29">Constant</text:p>
          </table:table-cell>
        </table:table-row>
        <table:table-row>
          <table:table-cell table:style-name="Table1.A2" office:value-type="string">
            <text:p text:style-name="P29">“logn”</text:p>
          </table:table-cell>
          <table:table-cell table:style-name="Table1.B2" office:value-type="string">
            <text:p text:style-name="P29">Logarithmic</text:p>
          </table:table-cell>
        </table:table-row>
        <table:table-row>
          <table:table-cell table:style-name="Table1.A2" office:value-type="string">
            <text:p text:style-name="Table_20_Contents">“<text:span text:style-name="T36">n”</text:span></text:p>
          </table:table-cell>
          <table:table-cell table:style-name="Table1.B2" office:value-type="string">
            <text:p text:style-name="P29">Linear</text:p>
          </table:table-cell>
        </table:table-row>
        <table:table-row>
          <table:table-cell table:style-name="Table1.A2" office:value-type="string">
            <text:p text:style-name="Table_20_Contents">“<text:span text:style-name="T36">nlogn”</text:span></text:p>
          </table:table-cell>
          <table:table-cell table:style-name="Table1.B2" office:value-type="string">
            <text:p text:style-name="P29">Linear Logarithmic</text:p>
          </table:table-cell>
        </table:table-row>
        <table:table-row>
          <table:table-cell table:style-name="Table1.A2" office:value-type="string">
            <text:p text:style-name="Table_20_Contents">“<text:span text:style-name="T36">n^2”</text:span></text:p>
          </table:table-cell>
          <table:table-cell table:style-name="Table1.B2" office:value-type="string">
            <text:p text:style-name="P29">Quadratic</text:p>
          </table:table-cell>
        </table:table-row>
        <table:table-row>
          <table:table-cell table:style-name="Table1.A2" office:value-type="string">
            <text:p text:style-name="Table_20_Contents">“<text:span text:style-name="T36">n^3”</text:span></text:p>
          </table:table-cell>
          <table:table-cell table:style-name="Table1.B2" office:value-type="string">
            <text:p text:style-name="P29">Cubic</text:p>
          </table:table-cell>
        </table:table-row>
        <table:table-row>
          <table:table-cell table:style-name="Table1.A2" office:value-type="string">
            <text:p text:style-name="P29">“2^n”</text:p>
          </table:table-cell>
          <table:table-cell table:style-name="Table1.B2" office:value-type="string">
            <text:p text:style-name="P29">Exponential</text:p>
          </table:table-cell>
        </table:table-row>
        <table:table-row>
          <table:table-cell table:style-name="Table1.A2" office:value-type="string">
            <text:p text:style-name="P29">“n!”</text:p>
          </table:table-cell>
          <table:table-cell table:style-name="Table1.B2" office:value-type="string">
            <text:p text:style-name="P29">Factorial</text:p>
          </table:table-cell>
        </table:table-row>
      </table:table>
      <text:p text:style-name="P88"/>
      <text:p text:style-name="P74"/>
      <text:p text:style-name="P89">Useful diagram and extended table on page 18 for understanding different rates of growth.</text:p>
      <text:p text:style-name="P89"/>
      <text:p text:style-name="P89"/>
      <text:p text:style-name="P89"/>
      <text:p text:style-name="P118"><text:soft-page-break/>1.12 Types of Analysis</text:p>
      <text:p text:style-name="P90"/>
      <text:p text:style-name="P91">We need to know which inputs take less time (perform well) and which inputs take long time (perform poor)</text:p>
      <text:p text:style-name="P91"/>
      <text:p text:style-name="P92">An algorithm can be represented by an expression, so we can represent and algorithm which multiple expressions</text:p>
      <text:p text:style-name="P92"/>
      <text:p text:style-name="P93">Three types of analysis:</text:p>
      <text:p text:style-name="P93"><text:tab/></text:p>
      <text:p text:style-name="P4"><text:span text:style-name="T17"><text:tab/></text:span><text:span text:style-name="T26">Worst Case:</text:span></text:p>
      <text:p text:style-name="P93"><text:tab/><text:tab/>Slowest time to complete</text:p>
      <text:p text:style-name="P93"><text:tab/><text:tab/>Input is the one for which the algorithm is slowest</text:p>
      <text:p text:style-name="P93"/>
      <text:p text:style-name="P4"><text:span text:style-name="T17"><text:tab/></text:span><text:span text:style-name="T26">Best Case:</text:span></text:p>
      <text:p text:style-name="P93"><text:tab/><text:tab/>Fastest time to complete</text:p>
      <text:p text:style-name="P93"><text:tab/><text:tab/>Input is the one for which the algorithm is the fastest</text:p>
      <text:p text:style-name="P93"/>
      <text:p text:style-name="P4"><text:span text:style-name="T17"><text:tab/></text:span><text:span text:style-name="T26">Average Case:</text:span></text:p>
      <text:p text:style-name="P93"><text:tab/><text:tab/>Provides a prediction about the running time</text:p>
      <text:p text:style-name="P23"><text:span text:style-name="T4"><text:tab/><text:tab/></text:span><text:span text:style-name="T7">Run the algorithm many times, using different inputs</text:span></text:p>
      <text:p text:style-name="P23"><text:span text:style-name="T7"><text:tab/><text:tab/></text:span><text:span text:style-name="T8">Assumes that the input is random</text:span></text:p>
      <text:p text:style-name="P71"/>
      <text:p text:style-name="P10"><text:span text:style-name="T12">L</text:span><text:span text:style-name="T11">ower Bound &lt;= Average time &lt;= Upper Bound</text:span></text:p>
      <text:p text:style-name="P94"/>
      <text:p text:style-name="P95">Example:</text:p>
      <text:p text:style-name="P95"><text:tab/></text:p>
      <text:p text:style-name="P95"><text:tab/>f(n) = n^2 + 500 for worst case</text:p>
      <text:p text:style-name="P95"><text:tab/>f(n) = n + 100n + 500 for best case</text:p>
      <text:p text:style-name="P95"/>
      <text:p text:style-name="P119">1.13 Asymptotic Notation</text:p>
      <text:p text:style-name="P119"/>
      <text:p text:style-name="P96">For all three cases (above) we need to identify upper and lower bounds, and to identify these bounds we need some type of syntax</text:p>
      <text:p text:style-name="P96"/>
      <text:p text:style-name="P97">Assume the algorithm given is in the form of a function</text:p>
      <text:p text:style-name="P97"/>
      <text:p text:style-name="P97"/>
      <text:p text:style-name="P120">1.14 Big-O Notation</text:p>
      <text:p text:style-name="P97"/>
      <text:p text:style-name="P97">This notation gives the tight upper bound of the given function.</text:p>
      <text:p text:style-name="P97"/>
      <text:p text:style-name="P98">f(n) = O(g(n))</text:p>
      <text:p text:style-name="P98"/>
      <text:p text:style-name="P99">At larger values of n, the upper bound of f(n) = g(n)</text:p>
      <text:p text:style-name="P99"/>
      <text:p text:style-name="P100">g(n) gives the maximum rate of growth for f(n) at larger values of n</text:p>
      <text:p text:style-name="P100"/>
      <text:p text:style-name="P101">(Helpful graph on page 19)</text:p>
      <text:p text:style-name="P101"><text:soft-page-break/></text:p>
      <text:p text:style-name="P102">Formally: O(g(n)) = {f(n): there exist positive constants c and n0, such that 0 &lt;= f(n) &lt;= cg(n) for all n &gt;= n0}</text:p>
      <text:p text:style-name="P102"/>
      <text:p text:style-name="P103">g(n) is an asymptotic tight upper bound for f(n)</text:p>
      <text:p text:style-name="P103"/>
      <text:p text:style-name="P103">Our objective is to give the smallest rate of growth g(n) which is greater than or equal to the given algorithm’s rate of growth f(n)</text:p>
      <text:p text:style-name="P103"/>
      <text:p text:style-name="P104">Note: generally we discard lower values of n; these values are not important</text:p>
      <text:p text:style-name="P104"/>
      <text:p text:style-name="P105">n0 (n-naught) is the point frm which we need to consider the rate of growth for a given algorithm; below n0, the rate of growth could be different.</text:p>
      <text:p text:style-name="P105"/>
      <text:p text:style-name="P105">N0 is called the “threshold” for the given function.</text:p>
      <text:p text:style-name="P105"/>
      <text:p text:style-name="P45">Big O Examples:</text:p>
      <text:p text:style-name="P71"/>
      <text:p text:style-name="P71"><text:tab/><text:span text:style-name="T37">O(1): 100, 1000, 200, 1, 20, etc.</text:span></text:p>
      <text:p text:style-name="P71"/>
      <text:p text:style-name="P71"><text:tab/><text:span text:style-name="T37">O(n): 3n + 100, 100n, 2n – 1</text:span></text:p>
      <text:p text:style-name="P71"><text:tab/></text:p>
      <text:p text:style-name="P71"><text:tab/><text:span text:style-name="T37">O(nlogn): 5n * log(n), 3n – 100, 2n – 1</text:span></text:p>
      <text:p text:style-name="P71"/>
      <text:p text:style-name="P71"><text:tab/><text:span text:style-name="T37">O(n^2): n^2, n^2 – 5n</text:span></text:p>
      <text:p text:style-name="P71"/>
      <text:p text:style-name="P106">Note: analyze the algorithm at larger values of n only; below n0, we do not care about the rate of growth</text:p>
      <text:p text:style-name="P46"/>
      <text:p text:style-name="P107">(Big O Examples on Page 20)</text:p>
      <text:p text:style-name="P107"/>
      <text:p text:style-name="P108">Note: there are no unique set of values for n0 and c in proving the asymptotic bounds, sometimes there are multiple solutions</text:p>
      <text:p text:style-name="P108"/>
      <text:p text:style-name="P108"><text:tab/>100n + 5 = O(n)</text:p>
      <text:p text:style-name="P108"/>
      <text:p text:style-name="P121"><text:tab/>Solution1:</text:p>
      <text:p text:style-name="P121"><text:span text:style-name="T1"><text:tab/></text:span></text:p>
      <text:p text:style-name="P121"><text:span text:style-name="T1"><text:tab/><text:tab/>100n + 5 &lt; </text:span>100n + n<text:span text:style-name="T1"> = 101n &lt;= 101n for all n &gt;= 5, n0 = 5 and c = 101</text:span></text:p>
      <text:p text:style-name="P121"><text:span text:style-name="T1"><text:tab/></text:span></text:p>
      <text:p text:style-name="P121"><text:span text:style-name="T1"><text:tab/></text:span>Solution2:</text:p>
      <text:p text:style-name="P121"><text:span text:style-name="T1"/></text:p>
      <text:p text:style-name="P121"><text:span text:style-name="T1"><text:tab/><text:tab/>100n + 5 &lt; </text:span>100n + 5n<text:span text:style-name="T1"> = 105n &lt;= 105n, for all n &gt;= 1, n0 = 1 and c = 105</text:span></text:p>
      <text:p text:style-name="P121"><text:span text:style-name="T1"/></text:p>
      <text:p text:style-name="P121"><text:span text:style-name="T1"/></text:p>
      <text:p text:style-name="P121"/>
      <text:p text:style-name="P121"/>
      <text:p text:style-name="P121"/>
      <text:p text:style-name="P121"/>
      <text:p text:style-name="P121"><text:soft-page-break/>1.15 Omega Notation (Lower Bounding Function)</text:p>
      <text:p text:style-name="P121"><text:span text:style-name="T1"/></text:p>
      <text:p text:style-name="P121"><text:span text:style-name="T1">Omega provides the tighter lower bound of the given algorithm, and is represented as:</text:span></text:p>
      <text:p text:style-name="P121"><text:span text:style-name="T1"/></text:p>
      <text:p text:style-name="P121"><text:span text:style-name="T1"><text:tab/>f(n) = OM(g(n))</text:span></text:p>
      <text:p text:style-name="P121"><text:span text:style-name="T1"/></text:p>
      <text:p text:style-name="P121"><text:span text:style-name="T1">That means, at larger values of n, the tighter lower bound of f(n) is g(n).</text:span></text:p>
      <text:p text:style-name="P121"><text:span text:style-name="T1"/></text:p>
      <text:p text:style-name="P121"><text:span text:style-name="T1">Example:</text:span></text:p>
      <text:p text:style-name="P121"><text:span text:style-name="T1"/></text:p>
      <text:p text:style-name="P121"><text:span text:style-name="T1"><text:tab/>f(n) = 100n^2 + 10n + 50</text:span></text:p>
      <text:p text:style-name="P121"><text:span text:style-name="T1"/></text:p>
      <text:p text:style-name="P121"><text:span text:style-name="T1"><text:tab/>g(n) = OM(n^2)</text:span></text:p>
      <text:p text:style-name="P121"><text:span text:style-name="T4"/></text:p>
      <text:p text:style-name="P121"><text:span text:style-name="T1">Formally, OM(g(n)) = {f(n): </text:span><text:span text:style-name="T2">if </text:span><text:span text:style-name="T1">there exist positive constants </text:span>c and n0<text:span text:style-name="T1"> such that 0 &lt;= cg(n) &lt;= f(n) for all n &gt;= n0 }</text:span></text:p>
      <text:p text:style-name="P121"><text:span text:style-name="T1"/></text:p>
      <text:p text:style-name="P108">Note: proving a solution of this bound again requires finding and proving a plausible c and n0, giving consideration for n as it grows large</text:p>
      <text:p text:style-name="P108"/>
      <text:p text:style-name="P109">Our objective in setting the lower bound is to give the largest rate of growth g(n) which is less than or equal to the given algorithm’s rate of growth</text:p>
      <text:p text:style-name="P109"/>
      <text:p text:style-name="P47">Examples available on page 21</text:p>
      <text:p text:style-name="P47"><text:span text:style-name="T27"/></text:p>
      <text:p text:style-name="P48"><text:span text:style-name="T27">Note: it is strange that you simply have to prove the lower bound; sure it should be tight (close to theta) but theoretically it could be a very far lower bound</text:span></text:p>
      <text:p text:style-name="P48"><text:span text:style-name="T27"/></text:p>
      <text:p text:style-name="P49"><text:span text:style-name="T27">(leaving off on page 21)</text:span></text:p>
      <text:p text:style-name="P49"><text:span text:style-name="T27"/></text:p>
      <text:p text:style-name="P52"><text:span text:style-name="T27">1.16 Theta Notation</text:span></text:p>
      <text:p text:style-name="P52"><text:span text:style-name="T27"/></text:p>
      <text:p text:style-name="P50"><text:span text:style-name="T27">This notation decides whether the upper and lower bounds of a given function (algorithm) are the same</text:span></text:p>
      <text:p text:style-name="P50"><text:span text:style-name="T27"/></text:p>
      <text:p text:style-name="P51"><text:span text:style-name="T27">The average running time of an algorithm is always between the upper bound and the lower bound</text:span></text:p>
      <text:p text:style-name="P51"><text:span text:style-name="T27"/></text:p>
      <text:p text:style-name="P51"><text:span text:style-name="T27"/></text:p>
      <text:p text:style-name="P108"/>
      <text:p text:style-name="P121"><text:span text:style-name="T1"/></text:p>
      <text:p text:style-name="P121"><text:span text:style-name="T1"/></text:p>
      <text:p text:style-name="P121"><text:span text:style-name="T4"/></text:p>
      <text:p text:style-name="P121"><text:span text:style-name="T1"/></text:p>
      <text:p text:style-name="P121"><text:span text:style-name="T1"/></text:p>
      <text:p text:style-name="P121"><text:span text:style-name="T1"/></text:p>
      <text:p text:style-name="P121"><text:span text:style-name="T1"/></text:p>
      <text:p text:style-name="P121"><text:span text:style-name="T1"/></text:p>
      <text:p text:style-name="P121"><text:span text:style-name="T1"/></text:p>
      <text:p text:style-name="P121"><text:span text:style-name="T1"/></text:p>
      <text:p text:style-name="P121"><text:span text:style-name="T1"/></text:p>
      <text:p text:style-name="P121"><text:soft-page-break/><text:span text:style-name="T1"/></text:p>
      <text:p text:style-name="P121"><text:span text:style-name="T1"/></text:p>
      <text:p text:style-name="P121"><text:span text:style-name="T1"/></text:p>
      <text:p text:style-name="P121"><text:span text:style-name="T1"/></text:p>
      <text:p text:style-name="P121"><text:span text:style-name="T1"/></text:p>
      <text:p text:style-name="P12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3:02:26.105916949</meta:creation-date>
    <meta:generator>LibreOffice/6.4.6.2$Linux_X86_64 LibreOffice_project/40$Build-2</meta:generator>
    <dc:date>2020-12-10T19:08:24.505217141</dc:date>
    <meta:editing-duration>PT1H20M59S</meta:editing-duration>
    <meta:editing-cycles>96</meta:editing-cycles>
    <meta:document-statistic meta:table-count="1" meta:image-count="0" meta:object-count="0" meta:page-count="8" meta:paragraph-count="167" meta:word-count="1604" meta:character-count="9231" meta:non-whitespace-character-count="7722"/>
  </office:meta>
</office:document-meta>
</file>